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a" text:start-value="1" style:num-suffix=")">
        <style:list-level-properties text:space-before="0.25in" text:min-label-width="0.25in"/>
      </text:list-level-style-number>
    </text:list-style>
    <text:list-style style:name="L2">
      <text:list-level-style-number text:level="1" text:style-name="Numbering_20_Symbols" style:num-format="a" text:start-value="1" style:num-suffix=".">
        <style:list-level-properties text:space-before="0.2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Text_20_body" style:list-style-name="L1">
    </style:style>
    <style:style style:name="P4" style:family="paragraph" style:parent-style-name="Text_20_body" style:list-style-name="L2">
    </style:style>
    <style:style style:name="P5" style:family="paragraph" style:parent-style-name="Text_20_body" style:list-style-name="L3">
      <style:paragraph-properties fo:margin-top="0in" fo:margin-bottom="0in"/>
    </style:style>
  </office:automatic-styles>
  <office:body>
    <office:text>
      <text:h text:style-name="Heading_20_1" text:outline-level="1">Conveni de cessió de dispositius entre @name-company-manager i @name-company-provider</text:h>
      <text:p text:style-name="P1">Versió 0 Revisió 1, 12 de Diciembre 2016</text:p>
      <text:p text:style-name="First_20_paragraph">@city, @day de @month de @year</text:p>
      <text:h text:style-name="Heading_20_3" text:outline-level="3">INTERVENEN:</text:h>
      <text:p text:style-name="First_20_paragraph">D'una part, @name-person-manager, @position-person-manager i representant de @name-company-manager (en endavant @abbreviation-company-manager), amb domicili social al carrer @street-donor @streetnumber-donor de @city-manager i CIF @vat-manager, en endavant la part CEDENT.</text:p>
      <text:p text:style-name="Text_20_body">D’altra part, @name-person-provider en representació de @name-company-provider, amb seu a @street-manager, @streetnumber-manager de @city-provider i CIF @vat-provider, en endavant la part CESSIONÀRIA.</text:p>
      <text:h text:style-name="Heading_20_3" text:outline-level="3">MANIFESTEN:</text:h>
      <text:p text:style-name="First_20_paragraph">La cessionària és:<text:line-break/>&gt; <text:span text:style-name="T1">explicació</text:span><text:span text:style-name="T2"> </text:span><text:span text:style-name="T3">del</text:span><text:span text:style-name="T4"> </text:span><text:span text:style-name="T5">tipus</text:span><text:span text:style-name="T6"> </text:span><text:span text:style-name="T7">d’entitat</text:span><text:span text:style-name="T8"> </text:span><text:span text:style-name="T9">què</text:span><text:span text:style-name="T10"> </text:span><text:span text:style-name="T11">és,</text:span><text:span text:style-name="T12"> </text:span><text:span text:style-name="T13">quina</text:span><text:span text:style-name="T14"> </text:span><text:span text:style-name="T15">és</text:span><text:span text:style-name="T16"> </text:span><text:span text:style-name="T17">la</text:span><text:span text:style-name="T18"> </text:span><text:span text:style-name="T19">seva</text:span><text:span text:style-name="T20"> </text:span><text:span text:style-name="T21">missió</text:span><text:span text:style-name="T22"> </text:span><text:span text:style-name="T23">i</text:span><text:span text:style-name="T24"> </text:span><text:span text:style-name="T25">la</text:span><text:span text:style-name="T26"> </text:span><text:span text:style-name="T27">finalitat</text:span><text:span text:style-name="T28"> </text:span><text:span text:style-name="T29">d’interès</text:span><text:span text:style-name="T30"> </text:span><text:span text:style-name="T31">públic</text:span><text:span text:style-name="T32"> </text:span><text:span text:style-name="T33">i</text:span><text:span text:style-name="T34"> </text:span><text:span text:style-name="T35">social</text:span><text:span text:style-name="T36"> </text:span><text:span text:style-name="T37">per</text:span><text:span text:style-name="T38"> </text:span><text:span text:style-name="T39">al</text:span><text:span text:style-name="T40"> </text:span><text:span text:style-name="T41">compliment</text:span><text:span text:style-name="T42"> </text:span><text:span text:style-name="T43">de</text:span><text:span text:style-name="T44"> </text:span><text:span text:style-name="T45">la</text:span><text:span text:style-name="T46"> </text:span><text:span text:style-name="T47">qual</text:span><text:span text:style-name="T48"> </text:span><text:span text:style-name="T49">està</text:span><text:span text:style-name="T50"> </text:span><text:span text:style-name="T51">interessada</text:span><text:span text:style-name="T52"> </text:span><text:span text:style-name="T53">en</text:span><text:span text:style-name="T54"> </text:span><text:span text:style-name="T55">la</text:span><text:span text:style-name="T56"> </text:span><text:span text:style-name="T57">donació</text:span><text:span text:style-name="T58"> </text:span><text:span text:style-name="T59">del</text:span><text:span text:style-name="T60"> </text:span><text:span text:style-name="T61">maquinari</text:span><text:span text:style-name="T62"> </text:span><text:span text:style-name="T63">de</text:span><text:span text:style-name="T64"> </text:span><text:span text:style-name="T65">la</text:span><text:span text:style-name="T66"> </text:span><text:span text:style-name="T67">cedent</text:span></text:p>
      <text:p text:style-name="P2">Exemple: una organització independent i sense ànim de lucre que promou l’ús estratègic de les xarxes de comunicació i les tecnologies de la informació i comunicació (TIC) per al desenvolupament i la justícia social i vol facilitar el reaprofitament de maquinari en bon estat de funcionament per part d’entitats sense ànim de lucre i amb un fi social</text:p>
      <text:p text:style-name="First_20_paragraph">.....................................................................................................</text:p>
      <text:p text:style-name="Text_20_body">La cedent és propietària d'un maquinari que ha rebut d'un altre cedent amb l'obligació de canalitzar-lo cap a entitats com el de la CESSIONÀRIA per a que en facin la posta a punt i distribució, el maquinari està completament amortitzat econòmicament i sense utilització actual.</text:p>
      <text:p text:style-name="Text_20_body">La cessionària està interessada en la donació del maquinari per al compliment de les finalitats d’interès públic i social indicades en el paràgraf primer.</text:p>
      <text:p text:style-name="Text_20_body">En virtut del què s’ha exposat, ambdues parts, reconeixent-se recíprocament capacitat legal necessària per a obligar-se en representació de les respectives entitats, acorden subscriure el present acord de donació, que es regirà pels següents:</text:p>
      <text:h text:style-name="Heading_20_3" text:outline-level="3">PACTES</text:h>
      <text:h text:style-name="Heading_20_3" text:outline-level="3">1. OBJECTE</text:h>
      <text:p text:style-name="First_20_paragraph">1.1. La cedent fa donació de tots els seus drets i, títols, en i per al maquinari a la cessionària, que accepta, per al compliment de les finalitats indicades i fa constar que no té cap valor comptable.</text:p>
      <text:h text:style-name="Heading_20_3" text:outline-level="3">2. CONDICIONS DE LA DONACIÓ</text:h>
      <text:p text:style-name="First_20_paragraph">2.1 La cedent dóna i assigna a la cessionària el maquinari que funciona i supera les proves de rendiment, en endavant <text:span text:style-name="T68">per</text:span><text:span text:style-name="T69"> </text:span><text:span text:style-name="T70">a</text:span><text:span text:style-name="T71"> </text:span><text:span text:style-name="T72">reutilitzar</text:span>, i el maquinari que no funciona o té baix rendiment, en endavant <text:span text:style-name="T73">per</text:span><text:span text:style-name="T74"> </text:span><text:span text:style-name="T75">a</text:span><text:span text:style-name="T76"> </text:span><text:span text:style-name="T77">reparar</text:span> però que pot ser reparat, actualitzat o reciclat.</text:p>
      <text:p text:style-name="Text_20_body">2.2. La cessionària es compromet a complir totes les obligacions de la cedent en relació amb el maquinari i l'ús del mateix i a notificar el seu darrer destí, que pot ser:</text:p>
      <text:list text:style-name="L1">
        <text:list-item>
          <text:p text:style-name="P3">En el cas del maquinari <text:span text:style-name="T78">per</text:span><text:span text:style-name="T79"> </text:span><text:span text:style-name="T80">a</text:span><text:span text:style-name="T81"> </text:span><text:span text:style-name="T82">reutilitzar</text:span> que la cessionària cedeix als receptors, la cessionària informarà a la cedent de la ubicació geogràfica del maquinari, l'entitat que en fa reús i en cas que ja no s'usi, la data i ubicació del punt verd on s'ha portat a reciclar.</text:p>
        </text:list-item>
        <text:list-item>
          <text:p text:style-name="P3">En el cas del maquinari <text:span text:style-name="T83">per</text:span><text:span text:style-name="T84"> </text:span><text:span text:style-name="T85">a</text:span><text:span text:style-name="T86"> </text:span><text:span text:style-name="T87">reparar</text:span> que la cessionària cedeix als proveïdors (entitats que proveeixen de serveis a la cessionària), la cessionària informarà a la cedent de les dades del proveïdor, tipologia d'entitat i la ubicació geogràfica del proveïdor.</text:p>
        </text:list-item>
        <text:list-item>
          <text:p text:style-name="P3">La cessionària o els proveïdors no poden crear benefici econòmic amb el maquinari donat, no poden vendre'l, aquest s'ha de cedir gratuïtament i indefinidament en caràcter de comodat.</text:p>
        </text:list-item>
        <text:list-item>
          <text:p text:style-name="P3">En cas que la cessionària o els seus proveïdors hagin de facturar serveis al receptor:</text:p>
        </text:list-item>
      </text:list>
      <text:p text:style-name="First_20_paragraph">d.1) El cost total dels serveis ha d'estar per sota del preu de venda del maquinari en el mercat de segona mà.</text:p>
      <text:p text:style-name="Text_20_body">d.2) Els proveïdors que participen de la prestació de serveis han de ser entitats sense ànim de lucre.</text:p>
      <text:p text:style-name="Text_20_body">2.3. La cessionària es compromet a fer tots els actes i gestions per tal de que:</text:p>
      <text:list text:style-name="L2">
        <text:list-item>
          <text:p text:style-name="P4">Els <text:span text:style-name="T88">receptors</text:span> allarguin el temps de vida útil del maquinari i arribat que se'n vulguin desfer, el retornin a la cessionària o el portin a en un punt autoritzat de reciclatge.</text:p>
        </text:list-item>
        <text:list-item>
          <text:p text:style-name="P4">Els <text:span text:style-name="T89">proveïdors</text:span> prioritzin la reutilització al reciclatge.</text:p>
        </text:list-item>
        <text:list-item>
          <text:p text:style-name="P4">Els receptors del maquinari que tinguin web han d'indicar de forma clara i visible a la seva web que el maquinari ha estat cedit per @abbreviation-company-donor (depen de cada donació en concret), amb intermediació de @name-company-manager i @name-company-provider, i per a una finalitat sense ànim de lucre.</text:p>
        </text:list-item>
      </text:list>
      <text:p text:style-name="First_20_paragraph">2.4. La cedent lliura el maquinari prèvia eliminació de les dades en compliment de la Llei de Protecció de dades de caràcter personal i eximeix a la cessionària d’aquesta responsabilitat.</text:p>
      <text:h text:style-name="Heading_20_3" text:outline-level="3">3. CERTIFICATS</text:h>
      <text:p text:style-name="First_20_paragraph">3.1. <text:span text:style-name="T90">Certificat</text:span><text:span text:style-name="T91"> </text:span><text:span text:style-name="T92">de</text:span><text:span text:style-name="T93"> </text:span><text:span text:style-name="T94">lliurament</text:span><text:span text:style-name="T95"> </text:span><text:span text:style-name="T96">(albarà)</text:span>: Quan la cedent dóna a la cessionària el maquinari, aquesta ha de lliurar telemàticament a la cedent un albarà, on constarà:</text:p>
      <text:list text:style-name="L3">
        <text:list-item>
          <text:p text:style-name="P5">La identificació del maquinari (número d’inventari de la cedent).</text:p>
        </text:list-item>
        <text:list-item>
          <text:p text:style-name="P5">La marca i model del maquinari cedit.</text:p>
        </text:list-item>
        <text:list-item>
          <text:p text:style-name="P5">La identificació del maquinari del fabricant o el número de sèrie (identificador del fabricant).</text:p>
        </text:list-item>
        <text:list-item>
          <text:p text:style-name="P5">El receptor i/o proveïdor de la cessionària a qui aquesta fa la cessió.</text:p>
        </text:list-item>
        <text:list-item>
          <text:p text:style-name="P5">La tipologia de maquinari que es defineix com a <text:span text:style-name="T97">per</text:span><text:span text:style-name="T98"> </text:span><text:span text:style-name="T99">a</text:span><text:span text:style-name="T100"> </text:span><text:span text:style-name="T101">reutilitzar</text:span><text:span text:style-name="T102"> </text:span><text:span text:style-name="T103">o</text:span><text:span text:style-name="T104"> </text:span><text:span text:style-name="T105">per</text:span><text:span text:style-name="T106"> </text:span><text:span text:style-name="T107">a</text:span><text:span text:style-name="T108"> </text:span><text:span text:style-name="T109">reparar</text:span>.</text:p>
        </text:list-item>
      </text:list>
      <text:p text:style-name="First_20_paragraph">3.2. <text:span text:style-name="T110">Certificat</text:span><text:span text:style-name="T111"> </text:span><text:span text:style-name="T112">de</text:span><text:span text:style-name="T113"> </text:span><text:span text:style-name="T114">reciclatge:</text:span> Quan la cedent dóna a la cessionària el maquinari per a reparar (i fins a 10 dies naturals després de la donació), la cessionària o els seus proveïdors han de lliurar digitalment a la cedent un certificat amb la relació del maquinari que s'ha enviat a reciclar i el que s'ha enviat a la posada a punt per a la reutilització i en aquest certificat constarà la relació de números d’inventari de la cedent així com la marca i el model del maquinari cedit.</text:p>
      <text:h text:style-name="Heading_20_3" text:outline-level="3">4. RESPONSABILITATS</text:h>
      <text:p text:style-name="First_20_paragraph">La cedent podrà repetir contra la cessionària tots els danys i perjudicis que derivin d’un incompliment per part d’aquesta en la seva gestió i obligacions contretes en el present acord en relació al maquinari.</text:p>
      <text:p text:style-name="Text_20_body">La cedent no es fa responsable del funcionament del maquinari i no dona cap garantia a la cessionària en relació a aquest.</text:p>
      <text:h text:style-name="Heading_20_3" text:outline-level="3">5. VIGÈNCIA</text:h>
      <text:p text:style-name="First_20_paragraph">El present conveni té una vigència de dos anys i es renovarà de forma tàcita de forma anual excepte decisió de qualsevol de les parts comunicada per escrit a l’altra amb una anticipació mínima d’un mes. En tot cas, la vigència màxima de l’acord, incloent el termini inicial i les eventuals pròrrogues, serà de 4 anys.</text:p>
      <text:h text:style-name="Heading_20_3" text:outline-level="3">6. CONTRAPRESTACIONS ECONÒMIQUES</text:h>
      <text:p text:style-name="First_20_paragraph">Aquest acord no implica obligacions de caràcter econòmic entre les parts.</text:p>
      <text:h text:style-name="Heading_20_3" text:outline-level="3">7. CONFIDENCIALITAT I TRACTAMENT DE LES DADES DE CARÀCTER PERSONAL</text:h>
      <text:p text:style-name="First_20_paragraph">Les parts es comprometen a guardar la màxima reserva i secret sobre la informació classificada com a confidencial, que serà qualsevol dada que les parts puguin accedir en virtut del present acord. Les parts es comprometen a no divulgar aquesta Informació Confidencial així com a no publicar-la ni posar-la a disposició de tercers davant qualsevol modalitat jurídica o de fet.</text:p>
      <text:p text:style-name="Text_20_body">Ambdues parts es comprometen al compliment de la Llei Orgànica 15/1999, de 13 de desembre, de Protecció de Dades de Caràcter Personal i normativa de desenvolupament.</text:p>
      <text:h text:style-name="Heading_20_3" text:outline-level="3">8. CAUSES D’EXTINCIÓ I EFECTES DE L’INCOMPLIMENT</text:h>
      <text:p text:style-name="First_20_paragraph">El present acord s'extingirà per alguna de les causes següents, sens perjudici d'aquelles obligacions que hagin de romandre vigents amb posterioritat a l'extinció: - Per finalització del termini de vigència. - Per mutu acord de les parts manifestat per escrit. - Per incompliment de la finalitat i el destí del maquinari donat. - Per incompliment dels acords que s'hi estableixen. - Per la denúncia d'una de les parts feta amb un mínim de dos mesos d'antelació, la qual cosa donarà lloc a la finalització del seus efectes un cop finalitzat el període de preavís i sense perjudici de finalitzar els compromisos iniciats. - Per les causes generals establertes en la legislació vigent.</text:p>
      <text:p text:style-name="Text_20_body">Qualsevol incompliment de les estipulacions d’aquest acord permetrà a la part perjudicada optar per exigir-ne el compliment o la resolució.</text:p>
      <text:h text:style-name="Heading_20_3" text:outline-level="3">9. JURISDICCIÓ</text:h>
      <text:p text:style-name="First_20_paragraph">Les parts, per a la resolució de qualsevol qüestió o controvèrsia que pugui sorgir en relació a la interpretació o compliment del present acord, se sotmeten als Jutjats i Tribunals de al ciutat de Barcelona, amb renúncia expressa a qualsevol altre fur que els pogués ser aplicable o a l’arbitratge de dret en cas d’acord en aquest sentit.</text:p>
      <text:p text:style-name="Text_20_body">I en prova de conformitat les dues parts signen aquest acord, per duplicat i a un sol efecte, en la data i el lloc esmentats a l’encapçalament.</text:p>
      <text:p text:style-name="Text_20_body">Sr./Sra. @name-person-manager,@name-company-donor, la part CEDENT.</text:p>
      <text:p text:style-name="Text_20_body">Sr./Sra. @name-person-provider, @name-company-manager, la part CESSIONÀR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